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FF0000004084AF805BD2AE6A65.png" manifest:media-type="image/png"/>
  <manifest:file-entry manifest:full-path="Pictures/1000000000000421000000B881081EC8A17CDA3C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2.5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color="#ff0000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color="#2a6099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8cm" svg:height="4.106cm" svg:x="0cm" svg:y="8.894cm" presentation:class="title" presentation:user-transformed="true">
          <draw:text-box>
            <text:p text:style-name="P1"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cm" svg:height="1.195cm" svg:x="26.2cm" svg:y="19.8cm">
          <draw:text-box>
            <text:p><text:page-number>&lt;numéro&gt;</text:page-number>/<text:page-count>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 text:style-name="P1"><text:span text:style-name="T2">Sommair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cm" svg:height="1.195cm" svg:x="26.2cm" svg:y="19.801cm">
          <draw:text-box>
            <text:p><text:page-number>&lt;numéro&gt;</text:page-number>/<text:page-count>4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cm" svg:height="1.195cm" svg:x="26.2cm" svg:y="19.801cm">
          <draw:text-box>
            <text:p><text:page-number>&lt;numéro&gt;</text:page-number>/<text:page-count>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cm" svg:height="1.195cm" svg:x="26.2cm" svg:y="19.801cm">
          <draw:text-box>
            <text:p><text:page-number>&lt;numéro&gt;</text:page-number>/<text:page-count>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16M23S</meta:editing-duration>
    <meta:editing-cycles>4</meta:editing-cycles>
    <meta:generator>LibreOffice/6.3.5.2$Linux_X86_64 LibreOffice_project/30$Build-2</meta:generator>
    <dc:title>Blue Curve</dc:title>
    <dc:date>2021-01-19T09:55:44.092377521</dc:date>
    <meta:document-statistic meta:object-count="55"/>
  </office:meta>
</office:document-meta>
</file>